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f2ff4" officeooo:paragraph-rsid="000f2ff4"/>
    </style:style>
    <style:style style:name="P2" style:family="paragraph" style:parent-style-name="Preformatted_20_Text">
      <style:text-properties officeooo:rsid="000fdc07" officeooo:paragraph-rsid="000fdc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tudents</text:p>
      <text:p text:style-name="P1">students managment system 2019</text:p>
      <text:p text:style-name="P1"/>
      <text:p text:style-name="P1"/>
      <text:p text:style-name="P2">Registration before admi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9-27T15:35:15.916865484</dc:date>
    <meta:editing-duration>PT1M56S</meta:editing-duration>
    <meta:editing-cycles>1</meta:editing-cycles>
    <meta:document-statistic meta:table-count="0" meta:image-count="0" meta:object-count="0" meta:page-count="1" meta:paragraph-count="3" meta:word-count="9" meta:character-count="69" meta:non-whitespace-character-count="63"/>
  </office:meta>
</office:document-meta>
</file>